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text-properties style:font-name="Ubuntu" fo:language="sk" fo:country="SK" loext:shadow="none"/>
    </style:style>
    <style:style style:name="P2" style:family="paragraph" style:parent-style-name="Title">
      <style:text-properties fo:language="sk" fo:country="SK"/>
    </style:style>
    <style:style style:name="T1" style:family="text">
      <style:text-properties officeooo:rsid="0009e8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rive prúdy</text:p>
      <text:p text:style-name="P1"/>
      <text:p text:style-name="P1">Sú to straty ktoré sa prejavujú teplom a tým sa nedosiahne požadovaný výkon. Prúdy vznikajú v kovových predmetoch (napr. plechové jadrá) v časovo premenlivom magnetickom poli. <text:span text:style-name="T1">Virive prúdy sú najväčšie po obvode materiálu a najmenšie v strede. Veľkosť vírivých prúdov závisí od veľkosti kovového predmetu, merného odporu, a rýchlosti zmeny magnetického obvodu. Prúdy idú proti zmene ktorá ich vyvolala (napr. brzdia pohyb vodiča). Ak prúdy idú proti zmene ktorá ich vyvolala, zmenšuje sa magnetický tok, zvyšná energia sa mení na teplo, znižuje sa magnetická vodivosť , znižuje sa výkon a účinnosť. Na potlačenie výrivých prúdov sa napr. plechy od seba izolujú alebo sa povrch matriálu upraví takzvaným legovaním. Vírivé prúdy sa využívajú v hútnictve (metalológii) v indukčných pecia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20T03:58:36.047909332</dc:date>
    <meta:editing-duration>PT15M2S</meta:editing-duration>
    <meta:editing-cycles>21</meta:editing-cycles>
    <meta:generator>LibreOffice/6.0.2.1.0$Linux_X86_64 LibreOffice_project/00m0$Build-1</meta:generator>
    <meta:document-statistic meta:table-count="0" meta:image-count="0" meta:object-count="0" meta:page-count="1" meta:paragraph-count="2" meta:word-count="120" meta:character-count="799" meta:non-whitespace-character-count="681"/>
  </office:meta>
</office:document-meta>
</file>